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illustrazioni 3d, alta definizion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CONSUNTIVO VOLANTIN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romo desk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            <text:p text:style-name="Table_20_Contents">
totem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            <text:p text:style-name="Table_20_Contents">
movimentazione materiali c/o vs magazzini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40:30</dc:date>
    <meta:editing-cycles>241</meta:editing-cycles>
    <meta:editing-duration>PT10H7M38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7" meta:character-count="880"/>
  </office:meta>
</office:document-meta>
</file>